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Nimbus Roman" svg:font-family="'Nimbus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New times" svg:font-family="'New time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orphans="0" fo:widows="0">
        <style:tab-stops/>
      </style:paragraph-properties>
      <style:text-properties fo:color="#0070c0" fo:font-size="9pt" fo:letter-spacing="0.0071in" fo:font-style="italic" fo:font-weight="bold" style:font-name-asian="Microsoft YaHei" style:font-size-asian="9pt" style:font-style-asian="italic" style:font-weight-asian="bold" style:font-size-complex="9pt"/>
    </style:style>
    <style:style style:name="P2" style:family="paragraph" style:parent-style-name="Standard">
      <style:paragraph-properties fo:line-height="0.0016in" fo:text-align="justify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002in" fo:text-align="justify" style:justify-single-word="false" fo:orphans="0" fo:widows="0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fo:orphans="0" fo:widows="0" style:punctuation-wrap="hanging">
        <style:tab-stops/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line-height="0.1445in" fo:text-align="justify" style:justify-single-word="false"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1764in" fo:text-align="justify" style:justify-single-word="false" fo:orphans="0" fo:widows="0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1453in" fo:text-align="justify" style:justify-single-word="false" fo:orphans="0" fo:widows="0"/>
      <style:text-properties fo:font-size="12pt" style:font-size-asian="12pt" style:font-size-complex="12pt"/>
    </style:style>
    <style:style style:name="P9" style:family="paragraph" style:parent-style-name="Standard">
      <style:text-properties fo:font-size="12pt" style:font-name-asian="Microsoft YaHei" style:font-size-asian="12pt" style:font-size-complex="12pt"/>
    </style:style>
    <style:style style:name="P10" style:family="paragraph" style:parent-style-name="Standard">
      <style:paragraph-properties fo:line-height="99%" fo:text-align="justify" style:justify-single-word="false" fo:orphans="0" fo:widows="0"/>
    </style:style>
    <style:style style:name="P11" style:family="paragraph" style:parent-style-name="Standard">
      <style:paragraph-properties fo:line-height="99%" fo:text-align="justify" style:justify-single-word="false" fo:orphans="0" fo:widows="0"/>
      <style:text-properties officeooo:paragraph-rsid="000e23aa"/>
    </style:style>
    <style:style style:name="P12" style:family="paragraph" style:parent-style-name="Standard">
      <style:paragraph-properties fo:line-height="99%" fo:text-align="justify" style:justify-single-word="false" fo:orphans="0" fo:widows="0">
        <style:tab-stops>
          <style:tab-stop style:position="4.5138in"/>
        </style:tab-stops>
      </style:paragraph-properties>
      <style:text-properties style:use-window-font-color="true" style:text-line-through-style="none" style:text-line-through-type="none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 fo:orphans="0" fo:widows="0"/>
    </style:style>
    <style:style style:name="P14" style:family="paragraph" style:parent-style-name="Standard">
      <style:text-properties fo:text-transform="uppercase" fo:color="#a98d63" fo:font-size="12pt" fo:letter-spacing="0.0071in" fo:font-weight="bold" style:font-name-asian="Microsoft YaHei" style:font-size-asian="12pt" style:font-weight-asian="bold" style:font-size-complex="12pt"/>
    </style:style>
    <style:style style:name="P15" style:family="paragraph" style:parent-style-name="Standard">
      <style:paragraph-properties fo:line-height="92%" fo:text-align="justify" style:justify-single-word="false" fo:orphans="0" fo:widows="0" style:punctuation-wrap="hanging"/>
    </style:style>
    <style:style style:name="P16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</style:style>
    <style:style style:name="P17" style:family="paragraph" style:parent-style-name="Frame_20_contents">
      <style:paragraph-properties fo:text-align="justify" style:justify-single-word="false"/>
    </style:style>
    <style:style style:name="P18" style:family="paragraph" style:parent-style-name="Heading_20_1">
      <style:paragraph-properties fo:margin-top="0in" fo:margin-bottom="0in" loext:contextual-spacing="true"/>
    </style:style>
    <style:style style:name="P19" style:family="paragraph" style:parent-style-name="Standard">
      <style:paragraph-properties fo:margin-top="0in" fo:margin-bottom="0in" loext:contextual-spacing="true" fo:text-align="center" style:justify-single-word="false"/>
    </style:style>
    <style:style style:name="P20" style:family="paragraph" style:parent-style-name="Standard">
      <style:paragraph-properties fo:margin-top="0in" fo:margin-bottom="0in" loext:contextual-spacing="true"/>
      <style:text-properties style:use-window-font-color="true" fo:font-size="12pt" style:font-name-asian="Microsoft YaHei" style:font-size-asian="12pt" style:font-size-complex="12pt"/>
    </style:style>
    <style:style style:name="P21" style:family="paragraph" style:parent-style-name="Standard">
      <style:paragraph-properties fo:margin-top="0in" fo:margin-bottom="0in" loext:contextual-spacing="true"/>
      <style:text-properties fo:text-transform="uppercase" fo:color="#a98d63" fo:font-size="12pt" fo:letter-spacing="0.0071in" fo:font-weight="bold" style:font-name-asian="Microsoft YaHei" style:font-size-asian="12pt" style:font-weight-asian="bold" style:font-size-complex="12pt"/>
    </style:style>
    <style:style style:name="P22" style:family="paragraph" style:parent-style-name="Standard">
      <style:paragraph-properties fo:margin-left="0.6665in" fo:margin-right="0in" fo:line-height="98%" fo:text-align="center" style:justify-single-word="false" fo:orphans="0" fo:widows="0" fo:text-indent="0in" style:auto-text-indent="false">
        <style:tab-stops/>
      </style:paragraph-properties>
    </style:style>
    <style:style style:name="P23" style:family="paragraph" style:parent-style-name="Standard">
      <style:paragraph-properties fo:margin-left="0.6665in" fo:margin-right="0in" fo:line-height="98%" fo:orphans="0" fo:widows="0" fo:text-indent="0in" style:auto-text-indent="false">
        <style:tab-stops/>
      </style:paragraph-properties>
      <style:text-properties fo:font-size="12pt" style:font-size-asian="12pt" style:font-size-complex="12pt"/>
    </style:style>
    <style:style style:name="P24" style:family="paragraph" style:parent-style-name="Standard">
      <style:paragraph-properties fo:margin-left="7.75in" fo:margin-right="0in" fo:text-align="justify" style:justify-single-word="false" fo:orphans="0" fo:widows="0" fo:text-indent="0in" style:auto-text-indent="false"/>
      <style:text-properties style:use-window-font-color="true" style:text-line-through-style="none" style:text-line-through-type="none" fo:font-size="12pt" style:font-size-asian="12pt" style:font-size-complex="12pt"/>
    </style:style>
    <style:style style:name="P25" style:family="paragraph" style:parent-style-name="Standard">
      <style:paragraph-properties fo:margin-left="0in" fo:margin-right="0.0138in" fo:line-height="92%" fo:text-align="justify" style:justify-single-word="false" fo:orphans="0" fo:widows="0" fo:text-indent="0in" style:auto-text-indent="false" style:punctuation-wrap="hanging"/>
    </style:style>
    <style:style style:name="P26" style:family="paragraph" style:parent-style-name="Standard">
      <style:paragraph-properties fo:margin-left="0.2083in" fo:margin-right="0in" fo:line-height="99%" fo:text-align="justify" style:justify-single-word="false" fo:orphans="0" fo:widows="0" fo:text-indent="0in" style:auto-text-indent="false"/>
      <style:text-properties fo:font-size="12pt" style:font-size-asian="12pt" style:font-size-complex="12pt"/>
    </style:style>
    <style:style style:name="P27" style:family="paragraph" style:parent-style-name="Frame_20_contents">
      <style:paragraph-properties fo:text-align="justify" style:justify-single-word="false"/>
      <style:text-properties fo:font-weight="bold" style:font-weight-asian="bold"/>
    </style:style>
    <style:style style:name="P28" style:family="paragraph" style:parent-style-name="Frame_20_contents">
      <style:paragraph-properties fo:text-align="justify" style:justify-single-word="false"/>
      <style:text-properties fo:font-size="11pt" style:font-size-asian="11pt" style:font-size-complex="11pt"/>
    </style:style>
    <style:style style:name="P29" style:family="paragraph" style:parent-style-name="Frame_20_contents">
      <style:paragraph-properties fo:text-align="justify" style:justify-single-word="false"/>
    </style:style>
    <style:style style:name="P30" style:family="paragraph" style:parent-style-name="List_20_Paragraph" style:list-style-name="WWNum23">
      <style:paragraph-properties fo:text-align="justify" style:justify-single-word="false" fo:orphans="0" fo:widows="0" style:punctuation-wrap="hanging">
        <style:tab-stops/>
      </style:paragraph-properties>
      <style:text-properties fo:font-size="12pt" style:font-size-asian="12pt"/>
    </style:style>
    <style:style style:name="P31" style:family="paragraph" style:parent-style-name="List_20_Paragraph" style:list-style-name="WWNum26">
      <style:text-properties style:font-name-asian="Microsoft YaHei"/>
    </style:style>
    <style:style style:name="P32" style:family="paragraph" style:parent-style-name="List_20_Paragraph" style:list-style-name="WWNum32">
      <style:paragraph-properties fo:margin-left="0.25in" fo:margin-right="0in" fo:line-height="115%" fo:text-indent="-0.25in" style:auto-text-indent="false"/>
      <style:text-properties fo:font-size="12pt" style:font-size-asian="12pt"/>
    </style:style>
    <style:style style:name="P33" style:family="paragraph" style:parent-style-name="Standard">
      <style:text-properties fo:font-size="12pt" style:font-size-asian="12pt" style:font-size-complex="12pt"/>
    </style:style>
    <style:style style:name="P34" style:family="paragraph" style:parent-style-name="Standard">
      <style:paragraph-properties fo:line-height="99%" fo:text-align="justify" style:justify-single-word="false" fo:orphans="0" fo:widows="0"/>
      <style:text-properties fo:font-size="12pt" style:font-size-asian="12pt" style:font-size-complex="12pt"/>
    </style:style>
    <style:style style:name="P35" style:family="paragraph" style:parent-style-name="Standard" style:list-style-name="WWNum4">
      <style:paragraph-properties fo:line-height="99%" fo:text-align="justify" style:justify-single-word="false" fo:orphans="0" fo:widows="0" style:punctuation-wrap="hanging">
        <style:tab-stops/>
      </style:paragraph-properties>
      <style:text-properties fo:font-size="12pt" style:font-size-asian="12pt" style:font-size-complex="12pt"/>
    </style:style>
    <style:style style:name="P36" style:family="paragraph" style:parent-style-name="Standard" style:list-style-name="WWNum4">
      <style:paragraph-properties fo:line-height="99%" fo:text-align="justify" style:justify-single-word="false" fo:orphans="0" fo:widows="0" style:punctuation-wrap="hanging">
        <style:tab-stops/>
      </style:paragraph-properties>
      <style:text-properties fo:font-size="12pt" style:font-size-asian="12pt" style:language-asian="en" style:country-asian="GB" style:font-size-complex="12pt"/>
    </style:style>
    <style:style style:name="P37" style:family="paragraph" style:parent-style-name="Standard" style:list-style-name="WWNum4">
      <style:paragraph-properties fo:line-height="99%" fo:text-align="justify" style:justify-single-word="false" fo:orphans="0" fo:widows="0" style:punctuation-wrap="hanging">
        <style:tab-stops/>
      </style:paragraph-properties>
    </style:style>
    <style:style style:name="P38" style:family="paragraph" style:parent-style-name="Standard" style:master-page-name="Standard">
      <style:paragraph-properties fo:margin-left="3.1252in" fo:margin-right="0in" fo:orphans="0" fo:widows="0" fo:text-indent="0in" style:auto-text-indent="false" style:page-number="auto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 style:list-style-name="WWNum24">
      <loext:graphic-properties draw:fill="solid" draw:fill-color="#ffffff"/>
      <style:paragraph-properties fo:margin-top="0.1945in" fo:margin-bottom="0in" loext:contextual-spacing="false" fo:background-color="#ffffff">
        <style:tab-stops/>
      </style:paragraph-properties>
      <style:text-properties fo:color="#000000" style:font-name="New times" fo:font-size="10.5pt" style:font-size-asian="10.5pt" style:font-name-complex="Arial" style:font-size-complex="10.5pt"/>
    </style:style>
    <style:style style:name="P40" style:family="paragraph" style:parent-style-name="Standard" style:list-style-name="WWNum24">
      <loext:graphic-properties draw:fill="solid" draw:fill-color="#ffffff"/>
      <style:paragraph-properties fo:margin-top="0in" fo:margin-bottom="0in" loext:contextual-spacing="false" fo:background-color="#ffffff">
        <style:tab-stops/>
      </style:paragraph-properties>
      <style:text-properties fo:color="#000000" style:font-name="New times" fo:font-size="10.5pt" style:font-size-asian="10.5pt" style:font-name-complex="Arial" style:font-size-complex="10.5pt"/>
    </style:style>
    <style:style style:name="P41" style:family="paragraph" style:parent-style-name="Standard" style:list-style-name="WWNum24">
      <loext:graphic-properties draw:fill="solid" draw:fill-color="#ffffff"/>
      <style:paragraph-properties fo:margin-top="0in" fo:margin-bottom="0.1945in" loext:contextual-spacing="false" fo:background-color="#ffffff">
        <style:tab-stops/>
      </style:paragraph-properties>
      <style:text-properties fo:font-size="12pt" style:font-size-asian="12pt"/>
    </style:style>
    <style:style style:name="P42" style:family="paragraph" style:parent-style-name="Standard" style:list-style-name="WWNum13">
      <style:paragraph-properties fo:margin-left="0.25in" fo:margin-right="0in" fo:line-height="99%" fo:text-align="justify" style:justify-single-word="false" fo:orphans="0" fo:widows="0" fo:text-indent="-0.25in" style:auto-text-indent="false" style:punctuation-wrap="hanging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43" style:family="paragraph" style:parent-style-name="Text_20_body" style:list-style-name="WWNum35">
      <style:paragraph-properties fo:line-height="115%"/>
      <style:text-properties style:font-name="Nimbus Roman" fo:font-size="12pt" style:font-size-asian="12pt" style:font-size-complex="12pt"/>
    </style:style>
    <style:style style:name="P44" style:family="paragraph">
      <loext:graphic-properties draw:fill="solid" draw:fill-color="#a0a0a0"/>
      <style:paragraph-properties fo:text-align="center"/>
    </style:style>
    <style:style style:name="P45" style:family="paragraph">
      <loext:graphic-properties draw:fill="solid" draw:fill-color="#ffffff"/>
      <style:paragraph-properties fo:text-align="start"/>
      <style:text-properties fo:font-size="18pt"/>
    </style:style>
    <style:style style:name="P46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8080" fo:letter-spacing="0.0417in"/>
    </style:style>
    <style:style style:name="T3" style:family="text">
      <style:text-properties fo:color="#808080"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language-asian="en" style:country-asian="GB" style:font-size-complex="12pt"/>
    </style:style>
    <style:style style:name="T7" style:family="text">
      <style:text-properties fo:font-size="12pt" style:font-name-asian="Microsoft YaHei" style:font-size-asian="12pt" style:font-size-complex="12pt"/>
    </style:style>
    <style:style style:name="T8" style:family="text">
      <style:text-properties fo:font-size="12pt" fo:font-style="italic" style:font-size-asian="12pt" style:font-style-asian="italic" style:font-size-complex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variant="normal" fo:text-transform="none" fo:color="#0070c0" fo:font-size="12pt" fo:font-style="italic" style:font-name-asian="Microsoft YaHei" style:font-size-asian="12pt" style:font-style-asian="italic" style:font-size-complex="12pt"/>
    </style:style>
    <style:style style:name="T11" style:family="text">
      <style:text-properties fo:color="#0070c0" fo:font-size="11pt" style:text-underline-style="solid" style:text-underline-width="auto" style:text-underline-color="font-color" style:font-size-asian="11pt" style:font-size-complex="11pt"/>
    </style:style>
    <style:style style:name="T12" style:family="text">
      <style:text-properties fo:color="#a98d63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Symbol" fo:font-size="12pt" style:font-size-asian="12pt" style:font-name-complex="Symbol2" style:font-size-complex="12pt"/>
    </style:style>
    <style:style style:name="T14" style:family="text">
      <style:text-properties fo:font-size="11pt" style:font-size-asian="11pt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 style:parent-style-name="Frame">
      <style:graphic-properties draw:stroke="solid" svg:stroke-width="0.028in" svg:stroke-color="#ffffff" svg:stroke-linecap="butt" draw:fill="solid" draw:fill-color="#ffffff" draw:textarea-vertical-align="middle" draw:auto-grow-height="false" fo:min-height="1.3799in" fo:min-width="1.811in" fo:padding-top="0.05in" fo:padding-bottom="0.05in" fo:padding-left="0.1in" fo:padding-right="0.1in" fo:wrap-option="wrap" fo:margin-left="0in" fo:margin-right="0.0311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28in" svg:stroke-color="#ffffff" svg:stroke-linecap="butt" draw:fill="solid" draw:fill-color="#ffffff" draw:textarea-vertical-align="middle" draw:auto-grow-height="false" fo:min-height="1.3799in" fo:min-width="1.7591in" fo:padding-top="0.05in" fo:padding-bottom="0.05in" fo:padding-left="0.1in" fo:padding-right="0.1in" fo:wrap-option="wrap" fo:margin-left="0in" fo:margin-right="0.0209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Emily Aisha Wambui</text:p>
      <text:p text:style-name="P22"><text:span text:style-name="T3">Phone:+254743680723 | Email:milaisha098@gmail.com</text:span><text:bookmark text:name="_GoBack"/><text:span text:style-name="T3">(Research Associate – M&amp;E and Data Analysis) | Gender: Female</text:span></text:p>
      <text:p text:style-name="P23"/>
      <text:p text:style-name="P19"><text:span text:style-name="Caps_20_Expanded_20_Colored"><text:span text:style-name="T10">Program Management;Data Quality Assurance; Program Monitoring &amp; Evaluation; Concept Development; Quantitative &amp; Qualitative Data Collection, Analysis &amp; Reporting; Database Maintenance; Knowledge Management </text:span></text:span><draw:rect text:anchor-type="as-char" style:rel-width="100%" draw:z-index="3" draw:name="Shape1" draw:style-name="gr1" draw:text-style-name="P44" svg:width="7.5004in" svg:height="0.0213in"><text:p/></draw:rect></text:p>
      <text:p text:style-name="P9"/>
      <text:h text:style-name="P18" text:outline-level="1"><text:span text:style-name="Colored_20_Strike"><text:span text:style-name="T7"><text:tab/></text:span></text:span><text:span text:style-name="T7"> PROFESSIONAL EXPERIENCE </text:span><text:span text:style-name="Colored_20_Strike"><text:span text:style-name="T7"><text:tab/></text:span></text:span></text:h>
      <text:p text:style-name="P20"><text:span text:style-name="Caps_20_Expanded_20_Colored"/></text:p>
      <text:p text:style-name="Standard"><text:span text:style-name="Colored_20_Strike"/></text:p>
      <text:p text:style-name="P10"><text:span text:style-name="Colored_20_Strike"/></text:p>
      <text:p text:style-name="P11"><text:span text:style-name="T12">HELPAGE INTERNATIONAL|</text:span><text:span text:style-name="T8">Research Assistant|Nairobi,Kenya</text:span><text:span text:style-name="T12">|</text:span>22/02/2021</text:p>
      <text:p text:style-name="P33">Full time –40 hours/week</text:p>
      <text:list xml:id="list1621149669" text:style-name="WWNum32">
        <text:list-item>
          <text:p text:style-name="P32">Data collection on CSentry.Piloting survey,translations,and actual data collection.</text:p>
        </text:list-item>
        <text:list-item>
          <text:p text:style-name="P32">Ensure data collected is safely transmitted to the designated central repository.</text:p>
        </text:list-item>
        <text:list-item>
          <text:p text:style-name="P32">Provide routine progress reports to the study coordinator.</text:p>
        </text:list-item>
        <text:list-item>
          <text:p text:style-name="P32">Ensure data quality by responding to the PM REL’s queries.</text:p>
        </text:list-item>
        <text:list-item>
          <text:p text:style-name="P32">Administering study instruments in accordance with study guidelines</text:p>
        </text:list-item>
        <text:list-item>
          <text:p text:style-name="P32">Self-edit all completed interviews to ensure quality data</text:p>
        </text:list-item>
        <text:list-item>
          <text:p text:style-name="P32">Harmonizing any inconsistencies that arise in the data and update all relevant changes accordingly</text:p>
        </text:list-item>
        <text:list-item>
          <text:p text:style-name="P32">Submit work and work reports on time</text:p>
        </text:list-item>
        <text:list-item>
          <text:p text:style-name="P32">Synchronize and perform daily data back-up</text:p>
        </text:list-item>
      </text:list>
      <text:p text:style-name="P10"><text:span text:style-name="T12">HELPAGE INTERNATIONAL | </text:span><text:span text:style-name="T9">Research Assistant |</text:span><text:span text:style-name="T12"> </text:span><text:span text:style-name="T5">Nairobi, Kenya | 01/2019-05/2019</text:span></text:p>
      <text:p text:style-name="P2"/>
      <text:p text:style-name="P34">Full time – 40 hours/week</text:p>
      <text:list xml:id="list1231233367" text:style-name="WWNum4">
        <text:list-item>
          <text:p text:style-name="P35">Data collection on Survey CTO. Piloting survey, translations, and actual data collection.</text:p>
        </text:list-item>
        <text:list-item>
          <text:p text:style-name="P36">Review print and online resources to gather information.</text:p>
        </text:list-item>
        <text:list-item>
          <text:p text:style-name="P36">Check facts, proofread, and edit research documents to ensure accuracy.</text:p>
        </text:list-item>
        <text:list-item>
          <text:p text:style-name="P37"><text:span text:style-name="T6">Assist in daily electronic device maintenance and storage</text:span><text:span text:style-name="T13"></text:span></text:p>
        </text:list-item>
        <text:list-item>
          <text:p text:style-name="P35">Travels to field sites to collect and record data and/or samples as appropriate to the specific objectives of the study.</text:p>
        </text:list-item>
        <text:list-item>
          <text:p text:style-name="P35">As appropriate to the specified position, codes and verifies data in accordance with specified research protocol and coding procedures and enters data into a computer database and/or spreadsheet application for subsequent analysis.</text:p>
        </text:list-item>
        <text:list-item>
          <text:p text:style-name="P35">Develops or assists in the development of interview schedules; contacts potential subjects to introduce and explain study objectives and protocol, and to arrange interviews, either in person or by telephone.</text:p>
        </text:list-item>
        <text:list-item>
          <text:p text:style-name="P35">Identifies and compiles lists of potential research subjects in accordance with study objectives and parameters, as appropriate to the individual position.</text:p>
        </text:list-item>
        <text:list-item>
          <text:p text:style-name="P35">Assist in developing Monitoring and Evaluation plan</text:p>
        </text:list-item>
      </text:list>
      <text:p text:style-name="P10"><text:span text:style-name="T12">HELPAGE INTERNATIONAL | </text:span><text:span text:style-name="T9">Program Assistant |</text:span><text:span text:style-name="T12"> </text:span><text:span text:style-name="T5">Nairobi, Kenya | 08/2018-12/2018</text:span></text:p>
      <text:p text:style-name="P3"/>
      <text:p text:style-name="P34">Full time – 40 hours/week</text:p>
      <text:list xml:id="list1625709870" text:style-name="WWNum35">
        <text:list-item>
          <text:p text:style-name="P43">Manage the Partner’s electronic diary, assessing the priority of appointments.</text:p>
        </text:list-item>
        <text:list-item>
          <text:p text:style-name="P43">Communicate and handle incoming and outgoing electronic communications on behalf of the Partner.</text:p>
        </text:list-item>
        <text:list-item>
          <text:p text:style-name="P43">Greet visitors graciously and in a professional manner, create a good personal image through a neat, professional appearance and a positive, cheerful attitude.</text:p>
        </text:list-item>
      </text:list>
      <text:list xml:id="list652874780" text:style-name="WWNum24">
        <text:list-item>
          <text:p text:style-name="P39"><text:soft-page-break/>Research and information gathering – writing a report on researched and gathered information</text:p>
        </text:list-item>
        <text:list-item>
          <text:p text:style-name="P40">Minute taking and distribution of any important communication to members of staffs.</text:p>
        </text:list-item>
        <text:list-item>
          <text:p text:style-name="P40">Manage travel arrangements for the partner whenever undertaking business trip (including visas/accommodation</text:p>
        </text:list-item>
        <text:list-item>
          <text:p text:style-name="P41">Support the development of a variety of products including print, graphic and multimedia collateral for research units</text:p>
        </text:list-item>
      </text:list>
      <text:list xml:id="list302732390" text:style-name="WWNum23">
        <text:list-item>
          <text:p text:style-name="P30">Oversee production of those products in coordination with the procurement team, ensuring that contracting, payment and other procedures are followed.</text:p>
        </text:list-item>
        <text:list-item>
          <text:p text:style-name="P30">Take lead in coordinating, preparing materials and linking with various operations departments to ensuring internal program meetings and workshops are a success</text:p>
        </text:list-item>
        <text:list-item>
          <text:p text:style-name="P30">Technical support to program teams</text:p>
        </text:list-item>
        <text:list-item>
          <text:p text:style-name="P30">In collaboration with the project team, support scheduling and running of planed meetings. Specifically provide logistical support to all the technical and team leads on all planned activities.</text:p>
        </text:list-item>
      </text:list>
      <text:p text:style-name="P5"/>
      <text:p text:style-name="P12"><text:span text:style-name="Colored_20_Strike"/></text:p>
      <text:h text:style-name="P18" text:outline-level="1"><text:span text:style-name="Colored_20_Strike"><text:span text:style-name="T7"><text:tab/></text:span></text:span><text:span text:style-name="T7"> EDUCATION </text:span><text:span text:style-name="Colored_20_Strike"><text:span text:style-name="T7"><text:tab/></text:span></text:span></text:h>
      <text:p text:style-name="P21"/>
      <text:p text:style-name="P13"><text:span text:style-name="T12">UNIVERSITY OF NAIROBI | </text:span><text:span text:style-name="T5">Nairobi, Kenya | ongoing | Bachelor’ Degree in Project Planning and Management</text:span></text:p>
      <text:p text:style-name="P4"/>
      <text:p text:style-name="P13"><text:span text:style-name="T12">UNIVERSITY OF NAIROBI | </text:span><text:span text:style-name="T5">Nairobi, Kenya | 2019 | Diploma in Project Planning and Management</text:span></text:p>
      <text:p text:style-name="P12"><text:span text:style-name="Colored_20_Strike"/></text:p>
      <text:h text:style-name="P18" text:outline-level="1"><text:span text:style-name="Colored_20_Strike"><text:span text:style-name="T7"><text:tab/></text:span></text:span><text:span text:style-name="T7"> RELEVANT COURSES </text:span><text:span text:style-name="Colored_20_Strike"><text:span text:style-name="T7"><text:tab/></text:span></text:span></text:h>
      <text:list xml:id="list2013155934" text:style-name="WWNum26">
        <text:list-item>
          <text:p text:style-name="P31">On going French classes</text:p>
        </text:list-item>
        <text:list-item>
          <text:p text:style-name="P31">On going undergraduate in Project Planing and Management</text:p>
        </text:list-item>
      </text:list>
      <text:p text:style-name="P24"><text:span text:style-name="Colored_20_Strike"/></text:p>
      <text:h text:style-name="P18" text:outline-level="1"><text:span text:style-name="Colored_20_Strike"><text:span text:style-name="T7"><text:tab/></text:span></text:span><text:span text:style-name="T7">TRAINING</text:span><text:span text:style-name="Colored_20_Strike"><text:span text:style-name="T7"><text:tab/></text:span></text:span><text:span text:style-name="T7"> </text:span></text:h>
      <text:p text:style-name="P6"/>
      <text:p text:style-name="P13"><text:span text:style-name="T12">NYARI COMPUTER SCHOOL | </text:span><text:span text:style-name="T4">40</text:span><text:span text:style-name="T5"> hours</text:span></text:p>
      <text:list xml:id="list3347215762" text:style-name="WWNum13">
        <text:list-item>
          <text:p text:style-name="P42">Certificate in Computer Packages</text:p>
        </text:list-item>
      </text:list>
      <text:p text:style-name="P9"/>
      <text:h text:style-name="P18" text:outline-level="1"><text:span text:style-name="Colored_20_Strike"><text:span text:style-name="T7"><text:tab/></text:span></text:span><text:span text:style-name="T7">SKILLS/PERSONAL INTEREST/HOBBIES</text:span><text:span text:style-name="Colored_20_Strike"><text:span text:style-name="T7"><text:tab/></text:span></text:span><text:span text:style-name="T7"> </text:span></text:h>
      <text:p text:style-name="P14"/>
      <text:p text:style-name="P25"><text:span text:style-name="T12">SKILLS | </text:span><text:span text:style-name="T5">Computer Skills: MS Office Suite, Knowledge &amp; application of data analysis tools (SPSS, Excel, STATA-basic)</text:span><text:span text:style-name="T12">, </text:span><text:span text:style-name="T5">Knowledge</text:span><text:span text:style-name="T12"> </text:span><text:span text:style-name="T5">of QGIS &amp; approaches (Erex20 GPS unit), Excellent oral &amp; written correspondence with an exceptional attention to detail (English, Swahili), Training of trainers, Knowledge &amp; application of mobile phone data collection tools (ODK, KoBo,Cs Entry).</text:span></text:p>
      <text:p text:style-name="P7"/>
      <text:p text:style-name="P15"><text:span text:style-name="T12">ABILITIES | </text:span><text:span text:style-name="T5">Ability to articulate</text:span><text:span text:style-name="T12"> </text:span><text:span text:style-name="T5">and take into account the diversity of different stakeholders’ interests and values that are relevant to project</text:span><text:span text:style-name="T12"> </text:span><text:span text:style-name="T5">activities, ability to work with people of diverse ethnic backgrounds as a team and build collaborative relationships, ability to work under pressure and meet deadlines with no supervision, ability and willingness to always travel to project areas and live in basic conditions.</text:span></text:p>
      <text:p text:style-name="P7"/>
      <text:p text:style-name="P15"><text:span text:style-name="T12">PERSONAL INTEREST | </text:span><text:span text:style-name="T5">Planning, designing, implementing and evaluating people-centered projects that seek to improve the human condition</text:span><text:span text:style-name="T12"> </text:span><text:span text:style-name="T5">while maintaining financial and economic sustainability; Empowerment of the vulnerable population (children, older persons, women and youth) through evidence-based projects.</text:span></text:p>
      <text:p text:style-name="P8"/>
      <text:p text:style-name="P10"><text:span text:style-name="T12">HOBBIES | </text:span><text:span text:style-name="T5">Traveling, Community Service, Reading, Research and Learning, Social Media, and Adventure</text:span></text:p>
      <text:p text:style-name="P26"/>
      <text:h text:style-name="P18" text:outline-level="1"><text:span text:style-name="Colored_20_Strike"><text:span text:style-name="T7"><text:tab/></text:span></text:span><text:span text:style-name="T7">REFEREES</text:span><text:span text:style-name="Colored_20_Strike"><text:span text:style-name="T7"><text:tab/></text:span></text:span><text:span text:style-name="T7"> </text:span></text:h>
      <text:p text:style-name="Standard"><draw:custom-shape text:anchor-type="paragraph" draw:z-index="2" draw:name="Rectangle 3" draw:style-name="gr2" draw:text-style-name="P45" svg:width="2.0106in" svg:height="1.4795in" svg:x="5.198in" svg:y="0.2299in"><text:p text:style-name="P27">Mr. Dickson Ndonye</text:p><text:p text:style-name="P27">HelpAge International</text:p><text:p text:style-name="P28">Finance Officer</text:p><text:p text:style-name="P28">Cell: +254727783697</text:p><text:p text:style-name="P17"><text:span text:style-name="T14">E-mail: </text:span><text:span text:style-name="T11">dickson.ndonye@outlook.com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angle 2" draw:style-name="gr3" draw:text-style-name="P45" svg:width="1.9587in" svg:height="1.4795in" svg:x="2.7083in" svg:y="0.1984in"><text:p text:style-name="P27">Mr. Simon Ndulu</text:p><text:p text:style-name="P27">University of Nairobi</text:p><text:p text:style-name="P28">Lecturer</text:p><text:p text:style-name="P28">Cell: +254721216282</text:p><text:p text:style-name="P17"><text:span text:style-name="T14">E-mail: </text:span><text:span text:style-name="T11">simon.ndulu@uonbi.ac.ke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 1" draw:style-name="gr3" draw:text-style-name="P46" svg:width="1.9587in" svg:height="1.4795in" svg:x="0.1252in" svg:y="0.2299in"><text:p text:style-name="P27">Mr. Enos Omondi</text:p><text:p text:style-name="P27">African wildlife foundation</text:p><text:p text:style-name="P28">Senior Program Manager</text:p><text:p text:style-name="P28">+254711163386</text:p><text:p text:style-name="P28">E-mail:</text:p><text:p text:style-name="P17"><text:span text:style-name="T11">eomondi@awf.org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Nimbus Roman" svg:font-family="'Nimbus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New times" svg:font-family="'New time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7.5in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3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>
        <style:tab-stops>
          <style:tab-stop style:position="3.75in" style:type="center"/>
          <style:tab-stop style:position="7.5in" style:type="right"/>
        </style:tab-stops>
      </style:paragraph-properties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font-weight="bold" style:font-weight-asian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mbria" fo:font-family="Cambria" style:font-family-generic="roman" style:font-pitch="variable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14pt" fo:font-weight="bold" style:font-size-asian="14pt" style:font-weight-asian="bold" style:font-name-complex="Arial" style:font-family-complex="Arial" style:font-family-generic-complex="system" style:font-pitch-complex="variable" style:font-size-complex="26pt" style:font-weight-complex="bold"/>
    </style:style>
    <style:style style:name="Contact_20_info" style:display-name="Contact info" style:family="paragraph" style:parent-style-name="Standard" style:default-outline-level="">
      <style:paragraph-properties fo:text-align="center" style:justify-single-word="false"/>
      <style:text-properties fo:color="#808080"/>
    </style:style>
    <style:style style:name="details_20_w_2f_bullets_20_1" style:display-name="details w/bullets 1" style:family="paragraph" style:parent-style-name="Standard" style:default-outline-level="">
      <style:text-properties style:font-size-complex="12pt"/>
    </style:style>
    <style:style style:name="List_20_Paragraph" style:display-name="List Paragraph" style:family="paragraph" style:parent-style-name="details_20_w_2f_bullets_20_1" style:default-outline-level="">
      <style:paragraph-properties fo:margin-left="0in" fo:margin-right="0in" fo:text-indent="-0.2571in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Overview_20_bullets" style:display-name="Overview bullets" style:family="paragraph" style:parent-style-name="Plain_20_Text" style:default-outline-level="">
      <style:paragraph-properties fo:margin-left="0in" fo:margin-right="0in" fo:margin-top="0.1252in" fo:margin-bottom="0.1252in" loext:contextual-spacing="false" fo:text-align="justify" style:justify-single-word="false" fo:text-indent="0in" style:auto-text-indent="false">
        <style:tab-stops/>
      </style:paragraph-properties>
      <style:text-properties style:font-name="Verdana" fo:font-family="Verdana" style:font-family-generic="roman" style:font-pitch="variable" fo:font-size="9.5pt" style:font-size-asian="9.5pt" style:font-name-complex="Courier New1" style:font-family-complex="'Courier New'" style:font-family-generic-complex="system" style:font-pitch-complex="variable" style:font-size-complex="9.5pt" style:font-weight-complex="bold"/>
    </style:style>
    <style:style style:name="Location" style:family="paragraph" style:parent-style-name="Plain_20_Text" style:next-style-name="Plain_20_Text" style:default-outline-level="">
      <style:paragraph-properties>
        <style:tab-stops/>
      </style:paragraph-properties>
      <style:text-properties style:font-name="Verdana" fo:font-family="Verdana" style:font-family-generic="roman" style:font-pitch="variable" fo:font-size="9.5pt" style:font-size-asian="9.5pt" style:font-name-complex="Courier New1" style:font-family-complex="'Courier New'" style:font-family-generic-complex="system" style:font-pitch-complex="variable" style:font-size-complex="10pt"/>
    </style:style>
    <style:style style:name="bulleted_20_list" style:display-name="bulleted list" style:family="paragraph" style:parent-style-name="Standard" style:default-outline-level="">
      <style:paragraph-properties fo:margin-top="0.028in" fo:margin-bottom="0.0555in" loext:contextual-spacing="false" fo:line-height="0.1528in">
        <style:tab-stops/>
      </style:paragraph-properties>
      <style:text-properties style:font-name="Tahoma" fo:font-family="Tahoma" style:font-family-generic="roman" style:font-pitch="variable" fo:font-size="8pt" fo:letter-spacing="0.0071in" style:font-size-asian="8pt" style:font-size-complex="8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26pt" style:font-weight-complex="bold"/>
    </style:style>
    <style:style style:name="Colored_20_Strike" style:display-name="Colored Strike" style:family="text" style:parent-style-name="Default_20_Paragraph_20_Font">
      <style:text-properties fo:color="#59b0b9" style:text-line-through-style="solid" style:text-line-through-type="double"/>
    </style:style>
    <style:style style:name="details_20_w_2f_bullets_20_1_20_Char" style:display-name="details w/bullets 1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Caps_20_Expanded_20_Colored" style:display-name="Caps Expanded Colored" style:family="text" style:parent-style-name="Default_20_Paragraph_20_Font">
      <style:text-properties fo:text-transform="uppercase" fo:color="#a98d63" fo:letter-spacing="0.0071in" fo:font-weight="bold" style:font-weight-asian="bold"/>
    </style:style>
    <style:style style:name="Italic_20_Expanded" style:display-name="Italic Expanded" style:family="text" style:parent-style-name="Default_20_Paragraph_20_Font">
      <style:text-properties fo:letter-spacing="0.0035in"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ocation_20_Char" style:display-name="Location Char" style:family="text" style:parent-style-name="Default_20_Paragraph_20_Font">
      <style:text-properties style:font-name="Verdana" fo:font-family="Verdana" style:font-family-generic="roman" style:font-pitch="variable" fo:font-size="9.5pt" style:font-name-asian="Times New Roman1" style:font-family-asian="'Times New Roman'" style:font-family-generic-asian="system" style:font-pitch-asian="variable" style:font-size-asian="9.5pt" style:font-name-complex="Courier New1" style:font-family-complex="'Courier New'" style:font-family-generic-complex="system" style:font-pitch-complex="variable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fo:font-size="10.5pt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3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fo:font-size="7pt" style:font-size-asian="7pt"/>
    </style:style>
    <style:style style:name="ListLabel_20_4" style:display-name="ListLabel 4" style:family="text">
      <style:text-properties fo:color="#808080" fo:font-size="6pt" fo:font-style="normal" fo:font-weight="normal" style:font-size-asian="6pt" style:font-style-asian="normal" style:font-weight-asian="normal" style:font-size-complex="6pt"/>
    </style:style>
    <style:style style:name="ListLabel_20_5" style:display-name="ListLabel 5" style:family="text">
      <style:text-properties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Arial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Arial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1701in" fo:margin-left="0.25in"/>
        </style:list-level-properties>
        <style:text-properties style:font-name="Symbol1"/>
      </text:list-level-style-bullet>
      <text:list-level-style-bullet text:level="2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1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" text:bullet-char="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  <style:text-properties style:font-name="Symbol1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number text:level="2" text:style-name="ListLabel_20_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number text:level="2" text:style-name="ListLabel_20_1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number text:level="2" text:style-name="ListLabel_20_2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ListLabel_20_3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ListLabel_20_4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ListLabel_20_4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ListLabel_20_5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ListLabel_20_6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ListLabel_20_7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ListLabel_20_8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8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8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8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88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9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92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93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94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9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96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97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98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9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i" text:display-levels="2">
        <style:list-level-properties text:list-level-position-and-space-mode="label-alignment" fo:text-align="end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i" text:display-levels="2">
        <style:list-level-properties text:list-level-position-and-space-mode="label-alignment" fo:text-align="end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00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0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02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03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04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05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0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0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0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0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10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11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12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bullet text:level="2" text:style-name="ListLabel_20_113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ListLabel_20_114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15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16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ListLabel_20_117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18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8" text:style-name="ListLabel_20_119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9" text:style-name="ListLabel_20_120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8in"/>
        </style:list-level-properties>
        <style:text-properties style:font-name="Symbol1"/>
      </text:list-level-style-bullet>
      <text:list-level-style-bullet text:level="2" text:style-name="ListLabel_20_121" text:bullet-char="o">
        <style:list-level-properties text:list-level-position-and-space-mode="label-alignment">
          <style:list-level-label-alignment text:label-followed-by="listtab" fo:text-indent="-0.25in" fo:margin-left="8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9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9.5in"/>
        </style:list-level-properties>
        <style:text-properties style:font-name="Symbol1"/>
      </text:list-level-style-bullet>
      <text:list-level-style-bullet text:level="5" text:style-name="ListLabel_20_122" text:bullet-char="o">
        <style:list-level-properties text:list-level-position-and-space-mode="label-alignment">
          <style:list-level-label-alignment text:label-followed-by="listtab" fo:text-indent="-0.25in" fo:margin-left="10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10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11in"/>
        </style:list-level-properties>
        <style:text-properties style:font-name="Symbol1"/>
      </text:list-level-style-bullet>
      <text:list-level-style-bullet text:level="8" text:style-name="ListLabel_20_123" text:bullet-char="o">
        <style:list-level-properties text:list-level-position-and-space-mode="label-alignment">
          <style:list-level-label-alignment text:label-followed-by="listtab" fo:text-indent="-0.25in" fo:margin-left="11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1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2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2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2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2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2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3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3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3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3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3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3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3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3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3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3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4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4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4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1"/>
      </text:list-level-style-bullet>
      <text:list-level-style-bullet text:level="2" text:style-name="ListLabel_20_145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1"/>
      </text:list-level-style-bullet>
      <text:list-level-style-bullet text:level="5" text:style-name="ListLabel_20_146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1"/>
      </text:list-level-style-bullet>
      <text:list-level-style-bullet text:level="8" text:style-name="ListLabel_20_147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4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5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52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53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orphans="0" fo:widows="0">
        <style:tab-stops/>
      </style:paragraph-properties>
      <style:text-properties fo:color="#0070c0" fo:font-size="9pt" fo:letter-spacing="0.0071in" fo:font-style="italic" fo:font-weight="bold" style:font-name-asian="Microsoft YaHei" style:font-size-asian="9pt" style:font-style-asian="italic" style:font-weight-asian="bold" style:font-size-complex="9pt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808080" fo:letter-spacing="0.0417in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  <style:footer>
        <text:p text:style-name="MP2"><text:span text:style-name="MT1"><text:page-number text:select-page="current">3</text:page-number></text:span><text:span text:style-name="MT1"><text:s/>| </text:span><text:span text:style-name="MT2">Page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loom.com</meta:initial-creator>
    <meta:editing-cycles>3</meta:editing-cycles>
    <meta:print-date>2021-03-12T15:44:00</meta:print-date>
    <meta:creation-date>2021-03-12T16:02:00</meta:creation-date>
    <dc:date>2021-09-24T13:25:35.707500753</dc:date>
    <meta:editing-duration>PT4M31S</meta:editing-duration>
    <meta:generator>LibreOffice/6.4.7.2$Linux_X86_64 LibreOffice_project/40$Build-2</meta:generator>
    <meta:document-statistic meta:table-count="0" meta:image-count="0" meta:object-count="0" meta:page-count="3" meta:paragraph-count="71" meta:word-count="772" meta:character-count="5510" meta:non-whitespace-character-count="48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